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Calibri Light1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1" fo:font-size="10pt" officeooo:rsid="000d98d5" officeooo:paragraph-rsid="000d98d5" style:font-size-asian="10pt" style:font-size-complex="10pt"/>
    </style:style>
    <style:style style:name="P2" style:family="paragraph" style:parent-style-name="Standard">
      <style:text-properties style:font-name="Calibri Light" fo:font-size="10pt" fo:font-style="normal" fo:font-weight="normal" officeooo:rsid="000d98d5" officeooo:paragraph-rsid="000d98d5" style:font-size-asian="10pt" style:font-style-asian="normal" style:font-weight-asian="normal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Calibri Light1" fo:font-size="10pt" style:font-size-asian="10pt" style:font-size-complex="10pt"/>
    </style:style>
    <style:style style:name="P5" style:family="paragraph">
      <loext:graphic-properties draw:fill-color="#729fcf"/>
      <style:paragraph-properties fo:text-align="center"/>
      <style:text-properties style:font-name="Calibri Light1" fo:font-size="10pt" style:font-size-asian="10pt" style:font-size-complex="10pt"/>
    </style:style>
    <style:style style:name="P6" style:family="paragraph">
      <loext:graphic-properties draw:fill="none" draw:fill-color="#ffffff"/>
      <style:text-properties style:font-name="Calibri Light1" fo:font-size="10pt" style:font-size-asian="10pt" style:font-size-complex="10pt"/>
    </style:style>
    <style:style style:name="P7" style:family="paragraph">
      <style:paragraph-properties fo:text-align="center"/>
      <style:text-properties fo:font-size="12pt"/>
    </style:style>
    <style:style style:name="T1" style:family="text">
      <style:text-properties style:font-name="Calibri Light1" fo:font-size="10pt" style:font-size-asian="10pt" style:font-size-complex="10pt"/>
    </style:style>
    <style:style style:name="gr1" style:family="graphic">
      <style:graphic-properties draw:textarea-horizontal-align="justify" draw:textarea-vertical-align="middle" draw:auto-grow-height="false" fo:min-height="0.887cm" fo:min-width="2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982cm" fo:min-width="3.2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166cm" fo:min-width="3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729fcf" draw:textarea-horizontal-align="justify" draw:textarea-vertical-align="middle" draw:auto-grow-height="false" fo:min-height="0.982cm" fo:min-width="3.2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984cm" fo:min-width="3.2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1.36cm" fo:min-width="3.9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982cm" fo:min-width="3.6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824cm" fo:min-width="1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699cm" fo:min-width="1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848cm" fo:min-width="1.2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833cm" fo:min-width="1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0.804cm" fo:min-width="2.5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2.198cm" fo:min-width="4.0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938cm" fo:min-width="1.7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729fcf" draw:textarea-horizontal-align="justify" draw:textarea-vertical-align="middle" draw:auto-grow-height="false" fo:min-height="1.381cm" fo:min-width="1.8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1.468cm" fo:min-width="3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984cm" fo:min-width="4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986cm" fo:min-width="3.2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justify" draw:textarea-vertical-align="middle" draw:auto-grow-height="false" fo:min-height="1.021cm" fo:min-width="1.4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false" fo:min-height="1.605cm" fo:min-width="4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1.184cm" fo:min-width="1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textarea-horizontal-align="justify" draw:textarea-vertical-align="middle" draw:auto-grow-height="false" fo:min-height="0.982cm" fo:min-width="3.4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false" fo:min-height="1.408cm" fo:min-width="3.8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draw:text-style-name="P4" svg:width="2.742cm" svg:height="0.983cm" svg:x="2.252cm" svg:y="0.044cm"><text:p text:style-name="P3"><text:span text:style-name="T1">Start progra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><draw:line text:anchor-type="paragraph" draw:z-index="13" draw:name="Shape9" draw:style-name="gr6" draw:text-style-name="P3" svg:x1="3.538cm" svg:y1="0.166cm" svg:x2="3.538cm" svg:y2="0.909cm"><text:p/></draw:line></text:p>
      <text:p text:style-name="P1"/>
      <text:p text:style-name="P1"><draw:custom-shape text:anchor-type="paragraph" draw:z-index="6" draw:name="Shape2" draw:style-name="gr2" draw:text-style-name="P4" svg:width="3.252cm" svg:height="0.983cm" svg:x="1.951cm" svg:y="0.011cm"><text:p text:style-name="P3"><text:span text:style-name="T1">Prompt user to </text:span></text:p><text:p text:style-name="P3"><text:span text:style-name="T1">Input isbn file name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4" draw:name="Shape7" draw:style-name="gr5" draw:text-style-name="P3" svg:x1="5.202cm" svg:y1="0.053cm" svg:x2="8.529cm" svg:y2="0.014cm"><text:p/></draw:line><draw:line text:anchor-type="paragraph" draw:z-index="3" draw:name="Shape6" draw:style-name="gr4" draw:text-style-name="P3" svg:x1="8.567cm" svg:y1="11.56cm" svg:x2="8.528cm" svg:y2="0.014cm"><text:p/></draw:line></text:p>
      <text:p text:style-name="P1"><draw:line text:anchor-type="paragraph" draw:z-index="65" draw:name="Shape9" draw:style-name="gr6" draw:text-style-name="P3" svg:x1="3.538cm" svg:y1="0.132cm" svg:x2="3.538cm" svg:y2="0.696cm"><text:p/></draw:line></text:p>
      <text:p text:style-name="P1"><draw:custom-shape text:anchor-type="paragraph" draw:z-index="64" draw:name="Shape2" draw:style-name="gr22" draw:text-style-name="P4" svg:width="4.01cm" svg:height="0.985cm" svg:x="1.517cm" svg:y="0.266cm"><text:p text:style-name="P3"><text:span text:style-name="T1">Assign input to </text:span></text:p><text:p text:style-name="P3"><text:span text:style-name="T1">Variable: isbn_file_name</text:span>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5" draw:name="Shape9" draw:style-name="gr6" draw:text-style-name="P3" svg:x1="3.538cm" svg:y1="0.411cm" svg:x2="3.538cm" svg:y2="0.94cm"><text:p/></draw:line></text:p>
      <text:p text:style-name="P1"/>
      <text:p text:style-name="P1"><draw:custom-shape text:anchor-type="paragraph" draw:z-index="17" draw:name="Shape17" draw:style-name="gr12" draw:text-style-name="P4" svg:width="2.855cm" svg:height="1.646cm" svg:x="2.122cm" svg:y="0.175cm"><text:p text:style-name="P3"><text:span text:style-name="T1">File can be </text:span></text:p><text:p text:style-name="P3"><text:span text:style-name="T1">opened?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/text:p>
      <text:p text:style-name="P1"><draw:custom-shape text:anchor-type="paragraph" draw:z-index="20" draw:name="Shape18" draw:style-name="gr13" draw:text-style-name="P4" svg:width="1.985cm" svg:height="0.699cm" svg:x="5.579cm" svg:y="0.224cm"><text:p text:style-name="P3"><text:span text:style-name="T1">Display error</text:span></text:p><draw:enhanced-geometry svg:viewBox="0 0 21600 21600" draw:type="rectangle" draw:enhanced-path="M 0 0 L 21600 0 21600 21600 0 21600 0 0 Z N"/></draw:custom-shape><draw:frame text:anchor-type="paragraph" draw:z-index="18" draw:name="Shape10" draw:style-name="gr11" draw:text-style-name="P6" svg:width="0.378cm" svg:height="0.433cm" svg:x="4.976cm" svg:y="0.037cm"><draw:text-box><text:p><text:span text:style-name="T1">F</text:span></text:p></draw:text-box></draw:frame></text:p>
      <text:p text:style-name="P1"><draw:line text:anchor-type="paragraph" draw:z-index="19" draw:name="Shape4" draw:style-name="gr6" draw:text-style-name="P3" svg:x1="4.976cm" svg:y1="0.149cm" svg:x2="8.453cm" svg:y2="0.149cm"><text:p/></draw:line></text:p>
      <text:p text:style-name="P1"><draw:frame text:anchor-type="paragraph" draw:z-index="16" draw:name="Shape12" draw:style-name="gr11" draw:text-style-name="P6" svg:width="0.53cm" svg:height="0.433cm" svg:x="3.729cm" svg:y="0.385cm"><draw:text-box><text:p><text:span text:style-name="T1">T</text:span></text:p></draw:text-box></draw:frame></text:p>
      <text:p text:style-name="P1"><draw:line text:anchor-type="paragraph" draw:z-index="11" draw:name="Shape9" draw:style-name="gr6" draw:text-style-name="P3" svg:x1="3.612cm" svg:y1="0.099cm" svg:x2="3.612cm" svg:y2="0.609cm"><text:p/></draw:line></text:p>
      <text:p text:style-name="P1"><draw:custom-shape text:anchor-type="paragraph" draw:z-index="15" draw:name="Shape2" draw:style-name="gr10" draw:text-style-name="P4" svg:width="3.671cm" svg:height="0.983cm" svg:x="1.879cm" svg:y="0.166cm"><text:p text:style-name="P3"><text:span text:style-name="T1">Open file using variable </text:span></text:p><text:p text:style-name="P3"><text:span text:style-name="T1">isbn_file_name</text:span></text:p><draw:enhanced-geometry svg:viewBox="0 0 21600 21600" draw:type="rectangle" draw:enhanced-path="M 0 0 L 21600 0 21600 21600 0 21600 0 0 Z N"/></draw:custom-shape></text:p>
      <text:p text:style-name="P2"/>
      <text:p text:style-name="P1"><draw:line text:anchor-type="paragraph" draw:z-index="66" draw:name="Shape9" draw:style-name="gr6" draw:text-style-name="P3" svg:x1="3.715cm" svg:y1="0.288cm" svg:x2="3.729cm" svg:y2="1.156cm"><text:p/></draw:line></text:p>
      <text:p text:style-name="P1"/>
      <text:p text:style-name="P1"><draw:custom-shape text:anchor-type="paragraph" draw:z-index="1" draw:name="Shape2" draw:style-name="gr2" draw:text-style-name="P4" svg:width="3.252cm" svg:height="0.983cm" svg:x="2.09cm" svg:y="0.295cm"><text:p text:style-name="P3"><text:span text:style-name="T1">Create CSS file</text:span>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12" draw:name="Shape9" draw:style-name="gr6" draw:text-style-name="P3" svg:x1="3.697cm" svg:y1="0.416cm" svg:x2="3.697cm" svg:y2="1.182cm"><text:p/></draw:line></text:p>
      <text:p text:style-name="P1"/>
      <text:p text:style-name="P1"/>
      <text:p text:style-name="P1"><draw:custom-shape text:anchor-type="paragraph" draw:z-index="2" draw:name="Shape2" draw:style-name="gr3" draw:text-style-name="P4" svg:width="3.49cm" svg:height="1.167cm" svg:x="1.942cm" svg:y="0.016cm"><text:p text:style-name="P3"><text:span text:style-name="T1">Create HTML file </text:span></text:p><text:p text:style-name="P3"><text:span text:style-name="T1">For all books </text:span></text:p><text:p text:style-name="P3"><text:span text:style-name="T1">(file name)</text:span>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82" draw:name="Shape9" draw:style-name="gr6" draw:text-style-name="P7" svg:x1="3.597cm" svg:y1="0.321cm" svg:x2="3.597cm" svg:y2="1.281cm"><text:p/></draw:line></text:p>
      <text:p text:style-name="P1"/>
      <text:p text:style-name="P1"><draw:custom-shape text:anchor-type="paragraph" draw:z-index="21" draw:name="Shape17" draw:style-name="gr14" draw:text-style-name="P4" svg:width="2.534cm" svg:height="1.696cm" svg:x="2.33cm" svg:y="0.42cm"><text:p text:style-name="P3"><text:span text:style-name="T1">File can</text:span></text:p><text:p text:style-name="P3"><text:span text:style-name="T1"><text:s/></text:span><text:span text:style-name="T1">be read?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/text:p>
      <text:p text:style-name="P1"><draw:frame text:anchor-type="paragraph" draw:z-index="23" draw:name="Shape10" draw:style-name="gr11" draw:text-style-name="P6" svg:width="0.378cm" svg:height="0.433cm" svg:x="4.863cm" svg:y="0.369cm"><draw:text-box><text:p><text:span text:style-name="T1">F</text:span></text:p></draw:text-box></draw:frame></text:p>
      <text:p text:style-name="P1"><draw:custom-shape text:anchor-type="paragraph" draw:z-index="26" draw:name="Shape18" draw:style-name="gr13" draw:text-style-name="P4" svg:width="1.985cm" svg:height="0.699cm" svg:x="5.449cm" svg:y="0.088cm"><text:p text:style-name="P3"><text:span text:style-name="T1">Display error</text:span></text:p><draw:enhanced-geometry svg:viewBox="0 0 21600 21600" draw:type="rectangle" draw:enhanced-path="M 0 0 L 21600 0 21600 21600 0 21600 0 0 Z N"/></draw:custom-shape><draw:line text:anchor-type="paragraph" draw:z-index="25" draw:name="Shape4" draw:style-name="gr6" draw:text-style-name="P3" svg:x1="4.863cm" svg:y1="0.37cm" svg:x2="8.567cm" svg:y2="0.37cm"><text:p/></draw:line></text:p>
      <text:p text:style-name="P1"/>
      <text:p text:style-name="P1"><draw:frame text:anchor-type="paragraph" draw:z-index="67" draw:name="Shape12" draw:style-name="gr11" draw:text-style-name="P6" svg:width="0.53cm" svg:height="0.433cm" svg:x="3.9cm" svg:y="0.268cm"><draw:text-box draw:corner-radius="0.453cm"><text:p><text:span text:style-name="T1">T</text:span></text:p></draw:text-box></draw:frame><draw:line text:anchor-type="paragraph" draw:z-index="24" draw:name="Shape9" draw:style-name="gr6" draw:text-style-name="P3" svg:x1="3.577cm" svg:y1="0.393cm" svg:x2="3.595cm" svg:y2="0.98cm"><text:p/></draw:line></text:p>
      <text:p text:style-name="P1"/>
      <text:p text:style-name="P1"><draw:custom-shape text:anchor-type="paragraph" draw:z-index="69" draw:name="Shape2" draw:style-name="gr7" draw:text-style-name="P5" svg:width="3.252cm" svg:height="0.983cm" svg:x="1.856cm" svg:y="0.12cm"><text:p text:style-name="P3"><text:span text:style-name="T1">Read all lines of file</text:span>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70" draw:name="Shape9" draw:style-name="gr6" draw:text-style-name="P3" svg:x1="3.332cm" svg:y1="0.242cm" svg:x2="3.332cm" svg:y2="0.706cm"><text:p/></draw:line></text:p>
      <text:p text:style-name="P1"><draw:custom-shape text:anchor-type="paragraph" draw:z-index="68" draw:name="Shape2" draw:style-name="gr7" draw:text-style-name="P5" svg:width="3.252cm" svg:height="0.983cm" svg:x="1.838cm" svg:y="0.275cm"><text:p text:style-name="P3"><text:span text:style-name="T1">Count number of </text:span></text:p><text:p text:style-name="P3"><text:span text:style-name="T1">Lines in file</text:span>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71" draw:name="Shape9" draw:style-name="gr6" draw:text-style-name="P3" svg:x1="3.314cm" svg:y1="0.397cm" svg:x2="3.314cm" svg:y2="0.861cm"><text:p/></draw:line></text:p>
      <text:p text:style-name="P1"/>
      <text:p text:style-name="P1"><draw:custom-shape text:anchor-type="paragraph" draw:z-index="56" draw:name="Shape5" draw:style-name="gr20" draw:text-style-name="P5" svg:width="3.666cm" svg:height="2.761cm" svg:x="1.48cm" svg:y="0.081cm"><text:p text:style-name="P3"><text:span text:style-name="T1">Number of lines </text:span></text:p><text:p text:style-name="P3"><text:span text:style-name="T1">In file &lt; 100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><draw:frame text:anchor-type="paragraph" draw:z-index="61" draw:name="Shape10" draw:style-name="gr11" draw:text-style-name="P6" svg:width="0.378cm" svg:height="0.433cm" svg:x="5.145cm" svg:y="0.422cm"><draw:text-box><text:p><text:span text:style-name="T1">F</text:span></text:p></draw:text-box></draw:frame></text:p>
      <text:p text:style-name="P1"><draw:custom-shape text:anchor-type="paragraph" draw:z-index="7" draw:name="Shape2" draw:style-name="gr7" draw:text-style-name="P5" svg:width="3.252cm" svg:height="0.983cm" svg:x="11.023cm" svg:y="0.093cm"><text:p text:style-name="P3"><text:span text:style-name="T1">Read up to 100 </text:span></text:p><text:p text:style-name="P3"><text:span text:style-name="T1">Lines in the file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58" draw:name="Shape13" draw:style-name="gr6" draw:text-style-name="P3" svg:x1="5.145cm" svg:y1="0.111cm" svg:x2="10.909cm" svg:y2="0.079cm"><text:p/></draw:line></text:p>
      <text:p text:style-name="P1"><draw:line text:anchor-type="paragraph" draw:z-index="83" draw:name="Shape9" draw:style-name="gr6" draw:text-style-name="P3" svg:x1="12.495cm" svg:y1="0.215cm" svg:x2="12.495cm" svg:y2="0.899cm"><text:p/></draw:line></text:p>
      <text:p text:style-name="P1"><draw:line text:anchor-type="paragraph" draw:z-index="111" draw:name="Shape21" draw:style-name="gr6" draw:text-style-name="P3" svg:x1="10.777cm" svg:y1="0.123cm" svg:x2="12.495cm" svg:y2="0.116cm"><text:p/></draw:line><draw:line text:anchor-type="paragraph" draw:z-index="110" draw:name="Shape20" draw:style-name="gr4" draw:text-style-name="P3" svg:x1="10.777cm" svg:y1="7.374cm" svg:x2="10.777cm" svg:y2="0.123cm"><text:p/></draw:line></text:p>
      <text:p text:style-name="P1"><draw:frame text:anchor-type="paragraph" draw:z-index="22" draw:name="Shape12" draw:style-name="gr11" draw:text-style-name="P6" svg:width="0.53cm" svg:height="0.433cm" svg:x="3.54cm" svg:y="0.15cm"><draw:text-box><text:p><text:span text:style-name="T1">T</text:span></text:p></draw:text-box></draw:frame><draw:line text:anchor-type="paragraph" draw:z-index="57" draw:name="Shape9" draw:style-name="gr6" draw:text-style-name="P3" svg:x1="3.33cm" svg:y1="0.259cm" svg:x2="3.33cm" svg:y2="0.943cm"><text:p/></draw:line><draw:custom-shape text:anchor-type="paragraph" draw:z-index="84" draw:name="Shape5" draw:style-name="gr26" draw:text-style-name="P4" svg:width="3.024cm" svg:height="2.366cm" svg:x="10.986cm" svg:y="0.032cm"><text:p text:style-name="P3"><text:span text:style-name="T1">Line_number </text:span></text:p><text:p text:style-name="P3"><text:span text:style-name="T1">&lt; 100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><draw:frame text:anchor-type="paragraph" draw:z-index="86" draw:name="Shape10" draw:style-name="gr11" draw:text-style-name="P6" svg:width="0.227cm" svg:height="0.433cm" svg:x="14.009cm" svg:y="0.155cm"><draw:text-box><text:p><text:span text:style-name="T1">F</text:span></text:p></draw:text-box></draw:frame></text:p>
      <text:p text:style-name="P1"><draw:custom-shape text:anchor-type="paragraph" draw:z-index="8" draw:name="Shape2" draw:style-name="gr8" draw:text-style-name="P4" svg:width="3.253cm" svg:height="0.985cm" svg:x="1.817cm" svg:y="0.123cm"><text:p text:style-name="P3"><text:span text:style-name="T1">Read all lines in file</text:span></text:p><draw:enhanced-geometry svg:viewBox="0 0 21600 21600" draw:type="rectangle" draw:enhanced-path="M 0 0 L 21600 0 21600 21600 0 21600 0 0 Z N"/></draw:custom-shape><draw:line text:anchor-type="paragraph" draw:z-index="89" draw:name="Shape11" draw:style-name="gr4" draw:text-style-name="P3" svg:x1="17.978cm" svg:y1="0.346cm" svg:x2="14.009cm" svg:y2="0.346cm"><text:p/></draw:line><draw:line text:anchor-type="paragraph" draw:z-index="88" draw:name="Shape9" draw:style-name="gr27" draw:text-style-name="P3" svg:x1="17.978cm" svg:y1="0.346cm" svg:x2="17.978cm" svg:y2="6.149cm"><text:p/></draw:line></text:p>
      <text:p text:style-name="P1"/>
      <text:p text:style-name="P1"><draw:line text:anchor-type="paragraph" draw:z-index="72" draw:name="Shape9" draw:style-name="gr6" draw:text-style-name="P3" svg:x1="3.273cm" svg:y1="0.247cm" svg:x2="3.273cm" svg:y2="0.931cm"><text:p/></draw:line></text:p>
      <text:p text:style-name="P1"><draw:line text:anchor-type="paragraph" draw:z-index="39" draw:name="Shape21" draw:style-name="gr6" draw:text-style-name="P3" svg:x1="-0.014cm" svg:y1="0.168cm" svg:x2="3.124cm" svg:y2="0.161cm"><text:p/></draw:line><draw:line text:anchor-type="paragraph" draw:z-index="38" draw:name="Shape20" draw:style-name="gr4" draw:text-style-name="P3" svg:x1="-0.014cm" svg:y1="4.888cm" svg:x2="-0.014cm" svg:y2="0.161cm"><text:p/></draw:line><draw:line text:anchor-type="paragraph" draw:z-index="85" draw:name="Shape9" draw:style-name="gr6" draw:text-style-name="P3" svg:x1="12.495cm" svg:y1="0.245cm" svg:x2="12.495cm" svg:y2="0.929cm"><text:p/></draw:line><draw:frame text:anchor-type="paragraph" draw:z-index="87" draw:name="Shape12" draw:style-name="gr11" draw:text-style-name="P6" svg:width="0.53cm" svg:height="0.433cm" svg:x="12.573cm" svg:y="0.153cm"><draw:text-box><text:p><text:span text:style-name="T1">T</text:span></text:p></draw:text-box></draw:frame></text:p>
      <text:p text:style-name="P1"><draw:custom-shape text:anchor-type="paragraph" draw:z-index="74" draw:name="Shape5" draw:style-name="gr24" draw:text-style-name="P4" svg:width="2.816cm" svg:height="2.042cm" svg:x="1.896cm" svg:y="0.132cm"><text:p text:style-name="P3"><text:span text:style-name="T1">Line has not </text:span></text:p><text:p text:style-name="P3"><text:span text:style-name="T1">been read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><draw:frame text:anchor-type="paragraph" draw:z-index="76" draw:name="Shape10" draw:style-name="gr11" draw:text-style-name="P6" svg:width="0.378cm" svg:height="0.433cm" svg:x="4.711cm" svg:y="0.191cm"><draw:text-box><text:p><text:span text:style-name="T1">F</text:span></text:p></draw:text-box></draw:frame><draw:custom-shape text:anchor-type="paragraph" draw:z-index="90" draw:name="Shape2" draw:style-name="gr23" draw:text-style-name="P4" svg:width="3.255cm" svg:height="0.987cm" svg:x="11.806cm" svg:y="0.064cm"><text:p text:style-name="P3"><text:span text:style-name="T1">Read line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78" draw:name="Shape21" draw:style-name="gr6" draw:text-style-name="P3" svg:x1="4.711cm" svg:y1="0.31cm" svg:x2="9.207cm" svg:y2="0.349cm"><text:p/></draw:line><draw:line text:anchor-type="paragraph" draw:z-index="59" draw:name="Shape20" draw:style-name="gr4" draw:text-style-name="P3" svg:x1="9.208cm" svg:y1="3.58cm" svg:x2="9.208cm" svg:y2="0.349cm"><text:p/></draw:line></text:p>
      <text:p text:style-name="P1"><draw:line text:anchor-type="paragraph" draw:z-index="91" draw:name="Shape9" draw:style-name="gr6" draw:text-style-name="P3" svg:x1="13.358cm" svg:y1="0.188cm" svg:x2="13.358cm" svg:y2="0.872cm"><text:p/></draw:line></text:p>
      <text:p text:style-name="P1"><draw:line text:anchor-type="paragraph" draw:z-index="35" draw:name="Shape9" draw:style-name="gr16" draw:text-style-name="P3" svg:x1="3.366cm" svg:y1="1.984cm" svg:x2="3.366cm" svg:y2="2.72cm"><text:p/></draw:line><draw:line text:anchor-type="paragraph" draw:z-index="75" draw:name="Shape9" draw:style-name="gr6" draw:text-style-name="P3" svg:x1="3.31cm" svg:y1="0.451cm" svg:x2="3.31cm" svg:y2="1.135cm"><text:p/></draw:line><draw:frame text:anchor-type="paragraph" draw:z-index="77" draw:name="Shape12" draw:style-name="gr11" draw:text-style-name="P6" svg:width="0.53cm" svg:height="0.433cm" svg:x="3.464cm" svg:y="0.326cm"><draw:text-box><text:p><text:span text:style-name="T1">T</text:span></text:p></draw:text-box></draw:frame><draw:custom-shape text:anchor-type="paragraph" draw:z-index="73" draw:name="Shape2" draw:style-name="gr23" draw:text-style-name="P4" svg:width="3.255cm" svg:height="0.987cm" svg:x="1.771cm" svg:y="1.154cm"><text:p text:style-name="P3"><text:span text:style-name="T1">Read line</text:span></text:p><draw:enhanced-geometry svg:viewBox="0 0 21600 21600" draw:type="rectangle" draw:enhanced-path="M 0 0 L 21600 0 21600 21600 0 21600 0 0 Z N"/></draw:custom-shape><draw:custom-shape text:anchor-type="paragraph" draw:z-index="92" draw:name="Shape2" draw:style-name="gr2" draw:text-style-name="P4" svg:width="3.252cm" svg:height="0.983cm" svg:x="11.816cm" svg:y="0.51cm"><text:p text:style-name="P3"><text:span text:style-name="T1">Record line as object </text:span></text:p><text:p text:style-name="P3"><text:span text:style-name="T1">In class</text:span></text:p><draw:enhanced-geometry svg:viewBox="0 0 21600 21600" draw:type="rectangle" draw:enhanced-path="M 0 0 L 21600 0 21600 21600 0 21600 0 0 Z N"/></draw:custom-shape><draw:line text:anchor-type="paragraph" draw:z-index="94" draw:name="Shape9" draw:style-name="gr16" draw:text-style-name="P3" svg:x1="13.439cm" svg:y1="1.492cm" svg:x2="13.443cm" svg:y2="2.704cm"><text:p/></draw:line></text:p>
      <text:p text:style-name="P1"><draw:line text:anchor-type="paragraph" draw:z-index="37" draw:name="Shape19" draw:style-name="gr4" draw:text-style-name="P3" svg:x1="-0.146cm" svg:y1="6.683cm" svg:x2="-0.146cm" svg:y2="-1.916cm"><text:p/></draw:line><draw:line text:anchor-type="paragraph" draw:z-index="60" draw:name="Shape20" draw:style-name="gr4" draw:text-style-name="P3" svg:x1="9.247cm" svg:y1="8.293cm" svg:x2="9.229cm" svg:y2="-1.879cm"><text:p/></draw:line><draw:custom-shape text:anchor-type="paragraph" draw:z-index="9" draw:name="Shape2" draw:style-name="gr2" draw:text-style-name="P4" svg:width="3.252cm" svg:height="0.983cm" svg:x="1.857cm" svg:y="-1.233cm"><text:p text:style-name="P3"><text:span text:style-name="T1">Record line as object </text:span></text:p><text:p text:style-name="P3"><text:span text:style-name="T1">In class</text:span></text:p><draw:enhanced-geometry svg:viewBox="0 0 21600 21600" draw:type="rectangle" draw:enhanced-path="M 0 0 L 21600 0 21600 21600 0 21600 0 0 Z N"/></draw:custom-shape><draw:line text:anchor-type="paragraph" draw:z-index="14" draw:name="Shape9" draw:style-name="gr6" draw:text-style-name="P3" svg:x1="3.36cm" svg:y1="-1.918cm" svg:x2="3.36cm" svg:y2="-1.234cm"><text:p/></draw:line><draw:line text:anchor-type="paragraph" draw:z-index="55" draw:name="Shape9" draw:style-name="gr6" draw:text-style-name="P3" svg:x1="3.408cm" svg:y1="-0.25cm" svg:x2="3.408cm" svg:y2="0.332cm"><text:p/></draw:line><draw:line text:anchor-type="paragraph" draw:z-index="79" draw:name="Shape9" draw:style-name="gr6" draw:text-style-name="P3" svg:x1="3.408cm" svg:y1="-0.25cm" svg:x2="3.408cm" svg:y2="0.332cm"><text:p/></draw:line><draw:custom-shape text:anchor-type="paragraph" draw:z-index="81" draw:name="Shape2" draw:style-name="gr25" draw:text-style-name="P4" svg:width="4.395cm" svg:height="1.606cm" svg:x="1.224cm" svg:y="0.337cm"><text:p text:style-name="P3"><text:span text:style-name="T1">Request for information</text:span></text:p><text:p text:style-name="P3"><text:span text:style-name="T1">From openlibraryAPI</text:span></text:p><text:p text:style-name="P3"><text:span text:style-name="T1">Using recorded ISBN </text:span></text:p><text:p text:style-name="P3"><text:span text:style-name="T1">From file</text:span></text:p><draw:enhanced-geometry svg:viewBox="0 0 21600 21600" draw:type="rectangle" draw:enhanced-path="M 0 0 L 21600 0 21600 21600 0 21600 0 0 Z N"/></draw:custom-shape><draw:line text:anchor-type="paragraph" draw:z-index="93" draw:name="Shape9" draw:style-name="gr6" draw:text-style-name="P3" svg:x1="13.443cm" svg:y1="-1.931cm" svg:x2="13.443cm" svg:y2="-1.349cm"><text:p/></draw:line><draw:custom-shape text:anchor-type="paragraph" draw:z-index="95" draw:name="Shape2" draw:style-name="gr25" draw:text-style-name="P4" svg:width="4.395cm" svg:height="1.606cm" svg:x="11.79cm" svg:y="-1.362cm"><text:p text:style-name="P3"><text:span text:style-name="T1">Request for information</text:span></text:p><text:p text:style-name="P3"><text:span text:style-name="T1">From openlibraryAPI</text:span></text:p><text:p text:style-name="P3"><text:span text:style-name="T1">Using recorded ISBN </text:span></text:p><text:p text:style-name="P3"><text:span text:style-name="T1">From file</text:span></text:p><draw:enhanced-geometry svg:viewBox="0 0 21600 21600" draw:type="rectangle" draw:enhanced-path="M 0 0 L 21600 0 21600 21600 0 21600 0 0 Z N"/></draw:custom-shape><draw:line text:anchor-type="paragraph" draw:z-index="96" draw:name="Shape9" draw:style-name="gr6" draw:text-style-name="P3" svg:x1="13.633cm" svg:y1="0.243cm" svg:x2="13.633cm" svg:y2="0.825cm"><text:p/></draw:line><draw:line text:anchor-type="paragraph" draw:z-index="109" draw:name="Shape19" draw:style-name="gr4" draw:text-style-name="P3" svg:x1="10.869cm" svg:y1="6.389cm" svg:x2="10.869cm" svg:y2="-1.94cm"><text:p/></draw:line><draw:line text:anchor-type="paragraph" draw:z-index="112" draw:name="Shape15" draw:style-name="gr16" draw:text-style-name="P3" svg:x1="17.941cm" svg:y1="8.774cm" svg:x2="17.978cm" svg:y2="-1.977cm"><text:p/></draw:line><text:soft-page-break/></text:p>
      <text:p text:style-name="P1"/>
      <text:p text:style-name="P1"><draw:custom-shape text:anchor-type="paragraph" draw:z-index="97" draw:name="Shape17" draw:style-name="gr15" draw:text-style-name="P4" svg:width="3.326cm" svg:height="1.664cm" svg:x="12.007cm" svg:y="0.062cm"><text:p><text:span text:style-name="T1">Can info be found?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/text:p>
      <text:p text:style-name="P1"><draw:custom-shape text:anchor-type="paragraph" draw:z-index="101" draw:name="Shape18" draw:style-name="gr13" draw:text-style-name="P4" svg:width="1.985cm" svg:height="0.699cm" svg:x="15.782cm" svg:y="0.002cm"><text:p text:style-name="P3"><text:span text:style-name="T1">Display error</text:span></text:p><draw:enhanced-geometry svg:viewBox="0 0 21600 21600" draw:type="rectangle" draw:enhanced-path="M 0 0 L 21600 0 21600 21600 0 21600 0 0 Z N"/></draw:custom-shape><draw:frame text:anchor-type="paragraph" draw:z-index="98" draw:name="Shape10" draw:style-name="gr11" draw:text-style-name="P6" svg:width="0.32cm" svg:height="0.433cm" svg:x="15.18cm" svg:y="0.042cm"><draw:text-box><text:p><text:span text:style-name="T1">F</text:span></text:p></draw:text-box></draw:frame></text:p>
      <text:p text:style-name="P1"><draw:line text:anchor-type="paragraph" draw:z-index="80" draw:name="Shape9" draw:style-name="gr6" draw:text-style-name="P3" svg:x1="3.332cm" svg:y1="0.282cm" svg:x2="3.332cm" svg:y2="0.864cm"><text:p/></draw:line><draw:line text:anchor-type="paragraph" draw:z-index="100" draw:name="Shape13" draw:style-name="gr6" draw:text-style-name="P3" svg:x1="15.332cm" svg:y1="0.044cm" svg:x2="15.748cm" svg:y2="0.044cm"><text:p/></draw:line><draw:line text:anchor-type="paragraph" draw:z-index="103" draw:name="Shape15" draw:style-name="gr28" draw:text-style-name="P3" svg:x1="17.067cm" svg:y1="3.593cm" svg:x2="17.067cm" svg:y2="0.27cm"><text:p/></draw:line></text:p>
      <text:p text:style-name="P1"/>
      <text:p text:style-name="P1"><draw:frame text:anchor-type="paragraph" draw:z-index="29" draw:name="Shape10" draw:style-name="gr11" draw:text-style-name="P6" svg:width="0.32cm" svg:height="0.433cm" svg:x="4.994cm" svg:y="0.182cm"><draw:text-box><text:p><text:span text:style-name="T1">F</text:span></text:p></draw:text-box></draw:frame><draw:custom-shape text:anchor-type="paragraph" draw:z-index="27" draw:name="Shape17" draw:style-name="gr15" draw:text-style-name="P4" svg:width="3.326cm" svg:height="1.664cm" svg:x="1.669cm" svg:y="0.004cm"><text:p><text:span text:style-name="T1">Can info be found?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line text:anchor-type="paragraph" draw:z-index="104" draw:name="Shape9" draw:style-name="gr6" draw:text-style-name="P3" svg:x1="13.614cm" svg:y1="0.004cm" svg:x2="13.614cm" svg:y2="0.547cm"><text:p/></draw:line><draw:frame text:anchor-type="paragraph" draw:z-index="99" draw:name="Shape12" draw:style-name="gr11" draw:text-style-name="P6" svg:width="0.53cm" svg:height="0.433cm" svg:x="13.765cm" svg:y="0.004cm"><draw:text-box><text:p><text:span text:style-name="T1">T</text:span></text:p></draw:text-box></draw:frame></text:p>
      <text:p text:style-name="P1"><draw:custom-shape text:anchor-type="paragraph" draw:z-index="32" draw:name="Shape18" draw:style-name="gr13" draw:text-style-name="P4" svg:width="1.985cm" svg:height="0.699cm" svg:x="6.408cm" svg:y="0.037cm"><text:p text:style-name="P3"><text:span text:style-name="T1">Display error</text:span></text:p><draw:enhanced-geometry svg:viewBox="0 0 21600 21600" draw:type="rectangle" draw:enhanced-path="M 0 0 L 21600 0 21600 21600 0 21600 0 0 Z N"/></draw:custom-shape><draw:line text:anchor-type="paragraph" draw:z-index="31" draw:name="Shape13" draw:style-name="gr6" draw:text-style-name="P3" svg:x1="4.993cm" svg:y1="0.397cm" svg:x2="6.353cm" svg:y2="0.397cm"><text:p/></draw:line><draw:custom-shape text:anchor-type="paragraph" draw:z-index="102" draw:name="Shape2" draw:style-name="gr9" draw:text-style-name="P4" svg:width="3.955cm" svg:height="1.361cm" svg:x="12.234cm" svg:y="0.175cm"><text:p text:style-name="P3"><text:span text:style-name="T1">Display information</text:span></text:p><text:p text:style-name="P3"><text:span text:style-name="T1">in html file: allbooks.html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33" draw:name="Shape14" draw:style-name="gr4" draw:text-style-name="P3" svg:x1="6.96cm" svg:y1="0.305cm" svg:x2="6.96cm" svg:y2="3.036cm"><text:p/></draw:line></text:p>
      <text:p text:style-name="P1"><draw:frame text:anchor-type="paragraph" draw:z-index="28" draw:name="Shape12" draw:style-name="gr11" draw:text-style-name="P6" svg:width="0.53cm" svg:height="0.433cm" svg:x="3.54cm" svg:y="0.266cm"><draw:text-box><text:p><text:span text:style-name="T1">T</text:span></text:p></draw:text-box></draw:frame><draw:line text:anchor-type="paragraph" draw:z-index="30" draw:name="Shape9" draw:style-name="gr6" draw:text-style-name="P3" svg:x1="3.332cm" svg:y1="0.376cm" svg:x2="3.332cm" svg:y2="0.919cm"><text:p/></draw:line></text:p>
      <text:p text:style-name="P1"><draw:line text:anchor-type="paragraph" draw:z-index="105" draw:name="Shape8" draw:style-name="gr6" draw:text-style-name="P3" svg:x1="14.067cm" svg:y1="0.243cm" svg:x2="14.067cm" svg:y2="0.686cm"><text:p/></draw:line></text:p>
      <text:p text:style-name="P1"><draw:custom-shape text:anchor-type="paragraph" draw:z-index="10" draw:name="Shape2" draw:style-name="gr9" draw:text-style-name="P4" svg:width="3.955cm" svg:height="1.361cm" svg:x="1.381cm" svg:y="0.064cm"><text:p text:style-name="P3"><text:span text:style-name="T1">Display information</text:span></text:p><text:p text:style-name="P3"><text:span text:style-name="T1">in html file: allbooks.html</text:span></text:p><draw:enhanced-geometry svg:viewBox="0 0 21600 21600" draw:type="rectangle" draw:enhanced-path="M 0 0 L 21600 0 21600 21600 0 21600 0 0 Z N"/></draw:custom-shape><draw:custom-shape text:anchor-type="paragraph" draw:z-index="106" draw:name="Shape2" draw:style-name="gr29" draw:text-style-name="P4" svg:width="3.463cm" svg:height="0.983cm" svg:x="12.287cm" svg:y="0.235cm"><text:p text:style-name="P3"><text:span text:style-name="T1">Line_number = </text:span></text:p><text:p text:style-name="P3"><text:span text:style-name="T1">Line_number + 1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115" draw:name="Shape15" draw:style-name="gr5" draw:text-style-name="P3" svg:x1="15.824cm" svg:y1="0.15cm" svg:x2="17.068cm" svg:y2="0.15cm"><text:p/></draw:line></text:p>
      <text:p text:style-name="P1"><draw:line text:anchor-type="paragraph" draw:z-index="114" draw:name="Shape8" draw:style-name="gr6" draw:text-style-name="P3" svg:x1="14.048cm" svg:y1="0.356cm" svg:x2="14.048cm" svg:y2="0.799cm"><text:p/></draw:line></text:p>
      <text:p text:style-name="P1"><draw:line text:anchor-type="paragraph" draw:z-index="36" draw:name="Shape8" draw:style-name="gr6" draw:text-style-name="P3" svg:x1="3.313cm" svg:y1="0.132cm" svg:x2="3.313cm" svg:y2="0.682cm"><text:p/></draw:line><draw:line text:anchor-type="paragraph" draw:z-index="108" draw:name="Shape16" draw:style-name="gr4" draw:text-style-name="P3" svg:x1="14.048cm" svg:y1="0.368cm" svg:x2="10.869cm" svg:y2="0.363cm"><text:p/></draw:line></text:p>
      <text:p text:style-name="P1"><draw:line text:anchor-type="paragraph" draw:z-index="34" draw:name="Shape15" draw:style-name="gr5" draw:text-style-name="P3" svg:x1="3.313cm" svg:y1="0.023cm" svg:x2="6.961cm" svg:y2="0.023cm"><text:p/></draw:line><draw:line text:anchor-type="paragraph" draw:z-index="107" draw:name="Shape16" draw:style-name="gr4" draw:text-style-name="P3" svg:x1="3.313cm" svg:y1="0.253cm" svg:x2="-0.146cm" svg:y2="0.228cm"><text:p/></draw:line></text:p>
      <text:p text:style-name="P1"/>
      <text:p text:style-name="P1"/>
      <text:p text:style-name="P1"><draw:custom-shape text:anchor-type="paragraph" draw:z-index="62" draw:name="Shape2" draw:style-name="gr21" draw:text-style-name="P4" svg:width="3.573cm" svg:height="1.468cm" svg:x="7.489cm" svg:y="0.062cm"><text:p text:style-name="P3"><text:span text:style-name="T1">Close files</text:span></text:p><draw:enhanced-geometry svg:viewBox="0 0 21600 21600" draw:type="rectangle" draw:enhanced-path="M 0 0 L 21600 0 21600 21600 0 21600 0 0 Z N"/></draw:custom-shape></text:p>
      <text:p text:style-name="P1"><draw:custom-shape text:anchor-type="paragraph" draw:z-index="117" draw:name="Shape2" draw:style-name="gr30" draw:text-style-name="P4" svg:width="3.837cm" svg:height="1.408cm" svg:x="0.864cm" svg:y="0.127cm"><text:p text:style-name="P3"><text:span text:style-name="T1">Create html file for </text:span></text:p><text:p text:style-name="P3"><text:span text:style-name="T1">Individual books</text:span></text:p><text:p text:style-name="P3"><text:span text:style-name="T1">(onebook.html)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63" draw:name="Shape15" draw:style-name="gr5" draw:text-style-name="P3" svg:x1="4.598cm" svg:y1="0.254cm" svg:x2="7.489cm" svg:y2="0.24cm"><text:p/></draw:line><draw:line text:anchor-type="paragraph" draw:z-index="113" draw:name="Shape15" draw:style-name="gr5" draw:text-style-name="P7" svg:x1="11.098cm" svg:y1="0.182cm" svg:x2="17.979cm" svg:y2="0.182cm"><text:p/></draw:line></text:p>
      <text:p text:style-name="P1"/>
      <text:p text:style-name="P1"><draw:line text:anchor-type="paragraph" draw:z-index="118" draw:name="Shape8" draw:style-name="gr6" draw:text-style-name="P3" svg:x1="2.829cm" svg:y1="0.28cm" svg:x2="2.829cm" svg:y2="0.687cm"><text:p/></draw:line></text:p>
      <text:p text:style-name="P1"><draw:custom-shape text:anchor-type="paragraph" draw:z-index="116" draw:name="Shape2" draw:style-name="gr21" draw:text-style-name="P4" svg:width="3.573cm" svg:height="1.468cm" svg:x="0.986cm" svg:y="0.254cm"><text:p text:style-name="P3"><text:span text:style-name="T1">Prompt user to </text:span></text:p><text:p text:style-name="P3"><text:span text:style-name="T1">Input ISBN 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<draw:line text:anchor-type="paragraph" draw:z-index="42" draw:name="Shape8" draw:style-name="gr6" draw:text-style-name="P3" svg:x1="2.827cm" svg:y1="0.194cm" svg:x2="2.827cm" svg:y2="0.914cm"><text:p/></draw:line><draw:line text:anchor-type="paragraph" draw:z-index="119" draw:name="Shape16" draw:style-name="gr4" draw:text-style-name="P3" svg:x1="9.994cm" svg:y1="0.051cm" svg:x2="10.003cm" svg:y2="3.445cm"><text:p/></draw:line><draw:line text:anchor-type="paragraph" draw:z-index="120" draw:name="Shape30" draw:style-name="gr6" draw:text-style-name="P3" svg:x1="9.994cm" svg:y1="0.051cm" svg:x2="4.558cm" svg:y2="0.049cm"><text:p/></draw:line></text:p>
      <text:p text:style-name="P1"/>
      <text:p text:style-name="P1"><draw:custom-shape text:anchor-type="paragraph" draw:z-index="40" draw:name="Shape2" draw:style-name="gr2" draw:text-style-name="P4" svg:width="3.252cm" svg:height="0.983cm" svg:x="1.198cm" svg:y="0.053cm"><text:p text:style-name="P3"><text:span text:style-name="T1">Record input from </text:span></text:p><text:p text:style-name="P3"><text:span text:style-name="T1">Search bar</text:span>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50" draw:name="Shape8" draw:style-name="gr6" draw:text-style-name="P3" svg:x1="3.263cm" svg:y1="0.174cm" svg:x2="3.263cm" svg:y2="0.756cm"><text:p/></draw:line></text:p>
      <text:p text:style-name="P1"><draw:custom-shape text:anchor-type="paragraph" draw:z-index="46" draw:name="Shape17" draw:style-name="gr19" draw:text-style-name="P4" svg:width="3.516cm" svg:height="1.878cm" svg:x="1.528cm" svg:y="0.326cm"><text:p text:style-name="P3"><text:span text:style-name="T1">The input is a </text:span></text:p><text:p text:style-name="P3"><text:span text:style-name="T1">correct isbn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/text:p>
      <text:p text:style-name="P1"><draw:frame text:anchor-type="paragraph" draw:z-index="49" draw:name="Shape10" draw:style-name="gr11" draw:text-style-name="P6" svg:width="0.32cm" svg:height="0.433cm" svg:x="5.043cm" svg:y="0.302cm"><draw:text-box><text:p><text:span text:style-name="T1">F</text:span></text:p></draw:text-box></draw:frame></text:p>
      <text:p text:style-name="P1"><draw:line text:anchor-type="paragraph" draw:z-index="51" draw:name="Shape28" draw:style-name="gr6" draw:text-style-name="P3" svg:x1="5.043cm" svg:y1="0.432cm" svg:x2="10.003cm" svg:y2="0.413cm"><text:p/></draw:line><draw:custom-shape text:anchor-type="paragraph" draw:z-index="52" draw:name="Shape18" draw:style-name="gr13" draw:text-style-name="P4" svg:width="1.985cm" svg:height="0.699cm" svg:x="6.511cm" svg:y="0.018cm"><text:p text:style-name="P3"><text:span text:style-name="T1">Display error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<draw:frame text:anchor-type="paragraph" draw:z-index="48" draw:name="Shape12" draw:style-name="gr11" draw:text-style-name="P6" svg:width="0.53cm" svg:height="0.433cm" svg:x="3.729cm" svg:y="0.051cm"><draw:text-box><text:p><text:span text:style-name="T1">T</text:span></text:p></draw:text-box></draw:frame><draw:line text:anchor-type="paragraph" draw:z-index="47" draw:name="Shape8" draw:style-name="gr6" draw:text-style-name="P3" svg:x1="3.295cm" svg:y1="0.141cm" svg:x2="3.295cm" svg:y2="0.861cm"><text:p/></draw:line></text:p>
      <text:p text:style-name="P1"/>
      <text:p text:style-name="P1"><draw:custom-shape text:anchor-type="paragraph" draw:z-index="43" draw:name="Shape2" draw:style-name="gr18" draw:text-style-name="P4" svg:width="4.015cm" svg:height="2.199cm" svg:x="1.199cm" svg:y="0cm"><text:p text:style-name="P3"><text:span text:style-name="T1">Display information in </text:span></text:p><text:p text:style-name="P3"><text:span text:style-name="T1">Html file onebook.html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><draw:line text:anchor-type="paragraph" draw:z-index="53" draw:name="Shape29" draw:style-name="gr4" draw:text-style-name="P3" svg:x1="3.149cm" svg:y1="0.046cm" svg:x2="3.149cm" svg:y2="0.572cm"><text:p/></draw:line><draw:custom-shape text:anchor-type="paragraph" draw:z-index="44" draw:name="Shape2" draw:style-name="gr2" draw:text-style-name="P4" svg:width="3.252cm" svg:height="0.983cm" svg:x="8.426cm" svg:y="0.189cm"><text:p text:style-name="P3"><text:span text:style-name="T1">Close files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54" draw:name="Shape30" draw:style-name="gr6" draw:text-style-name="P3" svg:x1="3.15cm" svg:y1="0.142cm" svg:x2="8.436cm" svg:y2="0.101cm"><text:p/></draw:line></text:p>
      <text:p text:style-name="P1"><draw:line text:anchor-type="paragraph" draw:z-index="45" draw:name="Shape8" draw:style-name="gr6" draw:text-style-name="P3" svg:x1="10.037cm" svg:y1="0.31cm" svg:x2="10.037cm" svg:y2="1.03cm"><text:p/></draw:line></text:p>
      <text:p text:style-name="P1"/>
      <text:p text:style-name="P1"><draw:custom-shape text:anchor-type="paragraph" draw:z-index="41" draw:name="Shape23" draw:style-name="gr17" draw:text-style-name="P4" svg:width="2.666cm" svg:height="0.89cm" svg:x="8.83cm" svg:y="0.152cm"><text:p text:style-name="P3"><text:span text:style-name="T1">End progra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Calibri Light1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3" draw:display-name="Arrowheads 3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2:52:40.694000000</meta:creation-date>
    <dc:date>2019-10-31T22:02:34.491000000</dc:date>
    <meta:editing-duration>PT9H43M14S</meta:editing-duration>
    <meta:editing-cycles>18</meta:editing-cycles>
    <meta:generator>LibreOffice/5.4.3.2$Windows_X86_64 LibreOffice_project/92a7159f7e4af62137622921e809f8546db437e5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